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11.459cm" fo:min-width="10.21cm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.754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209cm" fo:min-width="1.77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209cm" fo:min-width="1.77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5.605cm" fo:min-width="1.63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7.828cm" fo:min-width="1.90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.317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097cm" fo:min-width="1.903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1.538cm"/>
    </style:style>
    <style:style style:name="gr16" style:family="graphic" style:parent-style-name="standard">
      <style:graphic-properties draw:stroke="none" svg:stroke-color="#000000" draw:fill="none" draw:fill-color="#ffffff" fo:min-height="0.319cm"/>
    </style:style>
    <style:style style:name="gr17" style:family="graphic" style:parent-style-name="standard">
      <style:graphic-properties draw:stroke="none" svg:stroke-color="#000000" draw:fill="none" draw:fill-color="#ffffff" fo:min-height="1.082cm"/>
    </style:style>
    <style:style style:name="gr18" style:family="graphic" style:parent-style-name="standard">
      <style:graphic-properties draw:stroke="none" svg:stroke-color="#000000" draw:fill="none" draw:fill-color="#ffffff" fo:min-height="0.357cm"/>
    </style:style>
    <style:style style:name="gr19" style:family="graphic" style:parent-style-name="standard">
      <style:graphic-properties draw:stroke="none" svg:stroke-color="#000000" draw:fill="none" draw:fill-color="#ffffff" fo:min-height="0.713cm"/>
    </style:style>
    <style:style style:name="gr20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478cm" fo:min-width="0.72cm" fo:padding-top="0.15cm" fo:padding-bottom="0.15cm" fo:padding-left="0.275cm" fo:padding-right="0.275cm"/>
    </style:style>
    <style:style style:name="gr2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029cm" fo:min-width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12cm" svg:height="11.811cm" svg:x="5.174cm" svg:y="7.2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326cm" svg:height="0.509cm" draw:transform="rotate (1.5707963267949) translate (5.954cm 10.403cm)">
          <text:p/>
          <draw:enhanced-geometry svg:viewBox="0 0 21600 21600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326cm" svg:height="0.509cm" draw:transform="rotate (1.5707963267949) translate (7.365cm 10.403cm)">
          <text:p text:style-name="P1"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.325cm" svg:height="0.509cm" draw:transform="rotate (1.5707963267949) translate (7.602cm 16.152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326cm" svg:height="0.509cm" draw:transform="rotate (1.5707963267949) translate (5.947cm 13.359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326cm" svg:height="0.509cm" draw:transform="rotate (1.5707963267949) translate (5.947cm 18.82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181cm" svg:height="5.905cm" svg:x="13.186cm" svg:y="8.077cm">
          <text:p text:style-name="P1"><text:span text:style-name="T1">O/P</text:span></text:p>
          <text:p text:style-name="P1"><text:span text:style-name="T1">Bus</text:span></text:p>
          <text:p text:style-name="P1"><text:span text:style-name="T1">De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2.453cm" svg:height="8.128cm" svg:x="9.098cm" svg:y="10.144cm">
          <text:p text:style-name="P1"><text:span text:style-name="T1">GP</text:span></text:p>
          <text:p text:style-name="P1"><text:span text:style-name="T1">Regis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.545cm" svg:height="0.508cm" draw:transform="rotate (1.5707963267949) translate (14.208cm 16.24cm)">
          <text:p/>
          <draw:enhanced-geometry svg:viewBox="0 0 21600 21600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1.545cm" svg:height="0.508cm" draw:transform="rotate (1.5707963267949) translate (14.208cm 18.166cm)">
          <text:p/>
          <draw:enhanced-geometry svg:viewBox="0 0 21600 21600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3" draw:layer="layout" svg:width="2.453cm" svg:height="1.397cm" svg:x="9.088cm" svg:y="8.747cm">
          <text:p text:style-name="P1"><text:span text:style-name="T2">P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6.461cm" svg:y1="9.255cm" svg:x2="7.35cm" svg:y2="9.255cm">
          <text:p/>
        </draw:line>
        <draw:line draw:style-name="gr10" draw:text-style-name="P2" draw:layer="layout" svg:x1="6.842cm" svg:y1="9.382cm" svg:x2="7.096cm" svg:y2="9.128cm">
          <text:p/>
        </draw:line>
        <draw:frame draw:style-name="gr11" draw:text-style-name="P4" draw:layer="layout" svg:width="1.016cm" svg:height="0.635cm" svg:x="6.461cm" svg:y="8.747cm">
          <draw:text-box>
            <text:p><text:span text:style-name="T3">32</text:span></text:p>
          </draw:text-box>
        </draw:frame>
        <draw:line draw:style-name="gr12" draw:text-style-name="P1" draw:layer="layout" svg:x1="10.271cm" svg:y1="6.334cm" svg:x2="10.271cm" svg:y2="8.747cm">
          <text:p/>
        </draw:line>
        <draw:line draw:style-name="gr12" draw:text-style-name="P1" draw:layer="layout" svg:x1="3.921cm" svg:y1="10.017cm" svg:x2="5.953cm" svg:y2="10.017cm">
          <text:p/>
        </draw:line>
        <draw:line draw:style-name="gr12" draw:text-style-name="P1" draw:layer="layout" svg:x1="3.921cm" svg:y1="9.509cm" svg:x2="5.953cm" svg:y2="9.509cm">
          <text:p/>
        </draw:line>
        <draw:line draw:style-name="gr12" draw:text-style-name="P1" draw:layer="layout" svg:x1="3.921cm" svg:y1="9.001cm" svg:x2="5.953cm" svg:y2="9.001cm">
          <text:p/>
        </draw:line>
        <draw:line draw:style-name="gr12" draw:text-style-name="P1" draw:layer="layout" svg:x1="6.207cm" svg:y1="6.334cm" svg:x2="6.207cm" svg:y2="8.366cm">
          <text:p/>
        </draw:line>
        <draw:line draw:style-name="gr12" draw:text-style-name="P1" draw:layer="layout" svg:x1="7.604cm" svg:y1="5.953cm" svg:x2="7.604cm" svg:y2="8.366cm">
          <text:p/>
        </draw:line>
        <draw:line draw:style-name="gr13" draw:text-style-name="P1" draw:layer="layout" svg:x1="8.493cm" svg:y1="9.255cm" svg:x2="8.493cm" svg:y2="10.652cm">
          <text:p/>
        </draw:line>
        <draw:line draw:style-name="gr14" draw:text-style-name="P1" draw:layer="layout" svg:x1="7.858cm" svg:y1="9.255cm" svg:x2="8.493cm" svg:y2="9.255cm">
          <text:p/>
        </draw:line>
        <draw:line draw:style-name="gr14" draw:text-style-name="P1" draw:layer="layout" svg:x1="8.493cm" svg:y1="10.652cm" svg:x2="9.128cm" svg:y2="10.652cm">
          <text:p/>
        </draw:line>
        <draw:line draw:style-name="gr10" draw:text-style-name="P2" draw:layer="layout" svg:x1="8.366cm" svg:y1="10.017cm" svg:x2="8.62cm" svg:y2="9.763cm">
          <text:p/>
        </draw:line>
        <draw:frame draw:style-name="gr15" draw:text-style-name="P5" draw:layer="layout" svg:width="2.032cm" svg:height="1.788cm" svg:x="7.731cm" svg:y="9.509cm">
          <draw:text-box>
            <text:p><text:span text:style-name="T3"><text:s text:c="2"/></text:span><text:span text:style-name="T3">32</text:span><text:span text:style-name="T4"> </text:span></text:p>
            <text:p><text:span text:style-name="T3">x17</text:span><text:span text:style-name="T4"> <text:s text:c="9"/></text:span></text:p>
          </draw:text-box>
        </draw:frame>
        <draw:line draw:style-name="gr12" draw:text-style-name="P1" draw:layer="layout" svg:x1="3.921cm" svg:y1="12.176cm" svg:x2="5.953cm" svg:y2="12.176cm">
          <text:p/>
        </draw:line>
        <draw:line draw:style-name="gr10" draw:text-style-name="P1" draw:layer="layout" svg:x1="5.445cm" svg:y1="12.176cm" svg:x2="5.445cm" svg:y2="10.779cm">
          <text:p/>
        </draw:line>
        <draw:line draw:style-name="gr12" draw:text-style-name="P1" draw:layer="layout" svg:x1="6.207cm" svg:y1="10.779cm" svg:x2="6.207cm" svg:y2="10.144cm">
          <text:p/>
        </draw:line>
        <draw:line draw:style-name="gr13" draw:text-style-name="P1" draw:layer="layout" svg:x1="6.461cm" svg:y1="12.176cm" svg:x2="9.128cm" svg:y2="12.176cm">
          <text:p/>
        </draw:line>
        <draw:line draw:style-name="gr10" draw:text-style-name="P2" draw:layer="layout" svg:x1="4.429cm" svg:y1="9.128cm" svg:x2="4.683cm" svg:y2="8.874cm">
          <text:p/>
        </draw:line>
        <draw:line draw:style-name="gr10" draw:text-style-name="P2" draw:layer="layout" svg:x1="4.429cm" svg:y1="9.636cm" svg:x2="4.683cm" svg:y2="9.382cm">
          <text:p/>
        </draw:line>
        <draw:line draw:style-name="gr10" draw:text-style-name="P2" draw:layer="layout" svg:x1="4.429cm" svg:y1="10.144cm" svg:x2="4.683cm" svg:y2="9.89cm">
          <text:p/>
        </draw:line>
        <draw:line draw:style-name="gr10" draw:text-style-name="P2" draw:layer="layout" svg:x1="4.429cm" svg:y1="12.303cm" svg:x2="4.683cm" svg:y2="12.049cm">
          <text:p/>
        </draw:line>
        <draw:frame draw:style-name="gr16" draw:text-style-name="P4" draw:layer="layout" svg:width="0.889cm" svg:height="0.569cm" svg:x="4.048cm" svg:y="8.622cm">
          <draw:text-box>
            <text:p><text:span text:style-name="T3">32</text:span></text:p>
          </draw:text-box>
        </draw:frame>
        <draw:frame draw:style-name="gr16" draw:text-style-name="P4" draw:layer="layout" svg:width="0.889cm" svg:height="0.569cm" svg:x="4.048cm" svg:y="9.128cm">
          <draw:text-box>
            <text:p><text:span text:style-name="T3">32</text:span></text:p>
          </draw:text-box>
        </draw:frame>
        <draw:frame draw:style-name="gr16" draw:text-style-name="P4" draw:layer="layout" svg:width="0.889cm" svg:height="0.569cm" svg:x="4.048cm" svg:y="9.636cm">
          <draw:text-box>
            <text:p><text:span text:style-name="T3">32</text:span></text:p>
          </draw:text-box>
        </draw:frame>
        <draw:frame draw:style-name="gr16" draw:text-style-name="P4" draw:layer="layout" svg:width="0.889cm" svg:height="0.569cm" svg:x="4.175cm" svg:y="11.795cm">
          <draw:text-box>
            <text:p><text:span text:style-name="T3">2</text:span></text:p>
          </draw:text-box>
        </draw:frame>
        <draw:line draw:style-name="gr12" draw:text-style-name="P1" draw:layer="layout" svg:x1="3.921cm" svg:y1="14.97cm" svg:x2="5.826cm" svg:y2="14.97cm">
          <text:p/>
        </draw:line>
        <draw:line draw:style-name="gr12" draw:text-style-name="P1" draw:layer="layout" svg:x1="3.921cm" svg:y1="17.637cm" svg:x2="5.953cm" svg:y2="17.637cm">
          <text:p/>
        </draw:line>
        <draw:line draw:style-name="gr10" draw:text-style-name="P2" draw:layer="layout" svg:x1="7.731cm" svg:y1="12.303cm" svg:x2="7.985cm" svg:y2="12.049cm">
          <text:p/>
        </draw:line>
        <draw:frame draw:style-name="gr17" draw:text-style-name="P4" draw:layer="layout" svg:width="1.397cm" svg:height="1.332cm" svg:x="7.477cm" svg:y="11.668cm">
          <draw:text-box>
            <text:p><text:span text:style-name="T3">2 <text:s text:c="2"/></text:span></text:p>
            <text:p><text:span text:style-name="T3"/></text:p>
            <text:p><text:span text:style-name="T3">x17</text:span></text:p>
          </draw:text-box>
        </draw:frame>
        <draw:line draw:style-name="gr10" draw:text-style-name="P1" draw:layer="layout" svg:x1="5.445cm" svg:y1="10.779cm" svg:x2="6.207cm" svg:y2="10.779cm">
          <text:p/>
        </draw:line>
        <draw:line draw:style-name="gr13" draw:text-style-name="P6" draw:layer="layout" svg:x1="8.112cm" svg:y1="14.97cm" svg:x2="9.128cm" svg:y2="14.97cm">
          <text:p/>
        </draw:line>
        <draw:line draw:style-name="gr13" draw:text-style-name="P1" draw:layer="layout" svg:x1="6.461cm" svg:y1="17.637cm" svg:x2="9.128cm" svg:y2="17.637cm">
          <text:p/>
        </draw:line>
        <draw:frame draw:style-name="gr16" draw:text-style-name="P4" draw:layer="layout" svg:width="1.016cm" svg:height="0.569cm" svg:x="7.985cm" svg:y="14.462cm">
          <draw:text-box>
            <text:p><text:span text:style-name="T3">x17</text:span></text:p>
          </draw:text-box>
        </draw:frame>
        <draw:frame draw:style-name="gr16" draw:text-style-name="P4" draw:layer="layout" svg:width="1.016cm" svg:height="0.569cm" svg:x="7.35cm" svg:y="17.129cm">
          <draw:text-box>
            <text:p><text:span text:style-name="T3">x17</text:span></text:p>
          </draw:text-box>
        </draw:frame>
        <draw:line draw:style-name="gr12" draw:text-style-name="P1" draw:layer="layout" svg:x1="6.207cm" svg:y1="20.558cm" svg:x2="6.207cm" svg:y2="18.526cm">
          <text:p/>
        </draw:line>
        <draw:line draw:style-name="gr12" draw:text-style-name="P1" draw:layer="layout" svg:x1="7.858cm" svg:y1="13.573cm" svg:x2="7.858cm" svg:y2="14.081cm">
          <text:p/>
        </draw:line>
        <draw:line draw:style-name="gr12" draw:text-style-name="P1" draw:layer="layout" svg:x1="6.207cm" svg:y1="13.573cm" svg:x2="6.207cm" svg:y2="13.065cm">
          <text:p/>
        </draw:line>
        <draw:line draw:style-name="gr10" draw:text-style-name="P1" draw:layer="layout" svg:x1="6.207cm" svg:y1="13.573cm" svg:x2="7.223cm" svg:y2="13.573cm">
          <text:p/>
        </draw:line>
        <draw:line draw:style-name="gr10" draw:text-style-name="P1" draw:layer="layout" svg:x1="7.223cm" svg:y1="7.858cm" svg:x2="7.223cm" svg:y2="13.573cm">
          <text:p/>
        </draw:line>
        <draw:line draw:style-name="gr10" draw:text-style-name="P1" draw:layer="layout" svg:x1="7.223cm" svg:y1="7.858cm" svg:x2="7.604cm" svg:y2="7.858cm">
          <text:p/>
        </draw:line>
        <draw:line draw:style-name="gr10" draw:text-style-name="P1" draw:layer="layout" svg:x1="6.08cm" svg:y1="7.096cm" svg:x2="6.334cm" svg:y2="6.842cm">
          <text:p/>
        </draw:line>
        <draw:line draw:style-name="gr10" draw:text-style-name="P1" draw:layer="layout" svg:x1="7.477cm" svg:y1="7.096cm" svg:x2="7.731cm" svg:y2="6.842cm">
          <text:p/>
        </draw:line>
        <draw:line draw:style-name="gr10" draw:text-style-name="P1" draw:layer="layout" svg:x1="6.08cm" svg:y1="20.05cm" svg:x2="6.334cm" svg:y2="19.796cm">
          <text:p/>
        </draw:line>
        <draw:frame draw:style-name="gr16" draw:text-style-name="P4" draw:layer="layout" svg:width="1.016cm" svg:height="0.569cm" svg:x="5.699cm" svg:y="6.588cm">
          <draw:text-box>
            <text:p><text:span text:style-name="T3">3</text:span></text:p>
          </draw:text-box>
        </draw:frame>
        <draw:frame draw:style-name="gr16" draw:text-style-name="P4" draw:layer="layout" svg:width="0.889cm" svg:height="0.569cm" svg:x="7.096cm" svg:y="6.588cm">
          <draw:text-box>
            <text:p><text:span text:style-name="T3">8</text:span></text:p>
          </draw:text-box>
        </draw:frame>
        <draw:frame draw:style-name="gr16" draw:text-style-name="P4" draw:layer="layout" svg:width="0.889cm" svg:height="0.569cm" svg:x="5.699cm" svg:y="19.542cm">
          <draw:text-box>
            <text:p><text:span text:style-name="T3">8</text:span></text:p>
          </draw:text-box>
        </draw:frame>
        <draw:line draw:style-name="gr12" draw:text-style-name="P1" draw:layer="layout" svg:x1="13.446cm" svg:y1="5.191cm" svg:x2="13.446cm" svg:y2="8.112cm">
          <text:p/>
        </draw:line>
        <draw:line draw:style-name="gr12" draw:text-style-name="P1" draw:layer="layout" svg:x1="13.954cm" svg:y1="5.699cm" svg:x2="13.954cm" svg:y2="8.112cm">
          <text:p/>
        </draw:line>
        <draw:line draw:style-name="gr12" draw:text-style-name="P1" draw:layer="layout" svg:x1="14.589cm" svg:y1="6.207cm" svg:x2="14.589cm" svg:y2="8.112cm">
          <text:p/>
        </draw:line>
        <draw:line draw:style-name="gr12" draw:text-style-name="P1" draw:layer="layout" svg:x1="15.097cm" svg:y1="6.715cm" svg:x2="15.097cm" svg:y2="8.112cm">
          <text:p/>
        </draw:line>
        <draw:line draw:style-name="gr12" draw:text-style-name="P1" draw:layer="layout" svg:x1="14.716cm" svg:y1="17.383cm" svg:x2="17.51cm" svg:y2="17.383cm">
          <text:p/>
        </draw:line>
        <draw:line draw:style-name="gr12" draw:text-style-name="P1" draw:layer="layout" svg:x1="15.351cm" svg:y1="8.62cm" svg:x2="17.51cm" svg:y2="8.62cm">
          <text:p/>
        </draw:line>
        <draw:line draw:style-name="gr12" draw:text-style-name="P1" draw:layer="layout" svg:x1="15.351cm" svg:y1="9.89cm" svg:x2="17.51cm" svg:y2="9.89cm">
          <text:p/>
        </draw:line>
        <draw:line draw:style-name="gr12" draw:text-style-name="P1" draw:layer="layout" svg:x1="15.351cm" svg:y1="11.16cm" svg:x2="17.51cm" svg:y2="11.16cm">
          <text:p/>
        </draw:line>
        <draw:line draw:style-name="gr12" draw:text-style-name="P1" draw:layer="layout" svg:x1="15.351cm" svg:y1="12.43cm" svg:x2="17.51cm" svg:y2="12.43cm">
          <text:p/>
        </draw:line>
        <draw:line draw:style-name="gr13" draw:text-style-name="P1" draw:layer="layout" svg:x1="11.541cm" svg:y1="17.383cm" svg:x2="14.208cm" svg:y2="17.383cm">
          <text:p/>
        </draw:line>
        <draw:frame draw:style-name="gr16" draw:text-style-name="P4" draw:layer="layout" svg:width="1.016cm" svg:height="0.569cm" svg:x="12.43cm" svg:y="16.941cm">
          <draw:text-box>
            <text:p><text:span text:style-name="T3">x17</text:span></text:p>
          </draw:text-box>
        </draw:frame>
        <draw:line draw:style-name="gr12" draw:text-style-name="P1" draw:layer="layout" svg:x1="14.462cm" svg:y1="18.653cm" svg:x2="14.462cm" svg:y2="18.018cm">
          <text:p/>
        </draw:line>
        <draw:frame draw:style-name="gr16" draw:text-style-name="P4" draw:layer="layout" svg:width="1.016cm" svg:height="0.569cm" svg:x="11.541cm" svg:y="10.779cm">
          <draw:text-box>
            <text:p><text:span text:style-name="T3">x17</text:span></text:p>
          </draw:text-box>
        </draw:frame>
        <draw:line draw:style-name="gr10" draw:text-style-name="P2" draw:layer="layout" svg:x1="11.922cm" svg:y1="10.906cm" svg:x2="12.176cm" svg:y2="10.652cm">
          <text:p/>
        </draw:line>
        <draw:frame draw:style-name="gr16" draw:text-style-name="P4" draw:layer="layout" svg:width="0.889cm" svg:height="0.569cm" svg:x="11.541cm" svg:y="10.337cm">
          <draw:text-box>
            <text:p><text:span text:style-name="T3">32</text:span></text:p>
          </draw:text-box>
        </draw:frame>
        <draw:line draw:style-name="gr12" draw:text-style-name="P1" draw:layer="layout" svg:x1="5.318cm" svg:y1="8.493cm" svg:x2="5.953cm" svg:y2="8.493cm">
          <text:p/>
        </draw:line>
        <draw:line draw:style-name="gr10" draw:text-style-name="P1" draw:layer="layout" svg:x1="5.318cm" svg:y1="8.493cm" svg:x2="5.318cm" svg:y2="7.604cm">
          <text:p/>
        </draw:line>
        <draw:line draw:style-name="gr10" draw:text-style-name="P1" draw:layer="layout" svg:x1="5.318cm" svg:y1="7.604cm" svg:x2="12.557cm" svg:y2="7.604cm">
          <text:p/>
        </draw:line>
        <draw:line draw:style-name="gr10" draw:text-style-name="P1" draw:layer="layout" svg:x1="12.557cm" svg:y1="7.604cm" svg:x2="12.557cm" svg:y2="14.335cm">
          <text:p/>
        </draw:line>
        <draw:line draw:style-name="gr10" draw:text-style-name="P1" draw:layer="layout" svg:x1="12.557cm" svg:y1="14.335cm" svg:x2="15.351cm" svg:y2="14.335cm">
          <text:p/>
        </draw:line>
        <draw:line draw:style-name="gr10" draw:text-style-name="P1" draw:layer="layout" svg:x1="15.351cm" svg:y1="15.478cm" svg:x2="15.351cm" svg:y2="14.335cm">
          <text:p/>
        </draw:line>
        <draw:line draw:style-name="gr10" draw:text-style-name="P2" draw:layer="layout" svg:x1="12.43cm" svg:y1="11.668cm" svg:x2="12.684cm" svg:y2="11.414cm">
          <text:p/>
        </draw:line>
        <draw:frame draw:style-name="gr11" draw:text-style-name="P4" draw:layer="layout" svg:width="1.016cm" svg:height="0.635cm" svg:x="11.922cm" svg:y="11.16cm">
          <draw:text-box>
            <text:p><text:span text:style-name="T3">32</text:span></text:p>
          </draw:text-box>
        </draw:frame>
        <draw:line draw:style-name="gr13" draw:text-style-name="P1" draw:layer="layout" svg:x1="11.541cm" svg:y1="10.779cm" svg:x2="13.192cm" svg:y2="10.779cm">
          <text:p/>
        </draw:line>
        <draw:line draw:style-name="gr10" draw:text-style-name="P1" draw:layer="layout" svg:x1="14.716cm" svg:y1="15.478cm" svg:x2="15.351cm" svg:y2="15.478cm">
          <text:p/>
        </draw:line>
        <draw:line draw:style-name="gr13" draw:text-style-name="P1" draw:layer="layout" svg:x1="11.541cm" svg:y1="15.478cm" svg:x2="14.208cm" svg:y2="15.478cm">
          <text:p/>
        </draw:line>
        <draw:line draw:style-name="gr10" draw:text-style-name="P1" draw:layer="layout" svg:x1="14.717cm" svg:y1="15.478cm" svg:x2="15.352cm" svg:y2="15.478cm">
          <text:p/>
        </draw:line>
        <draw:frame draw:style-name="gr11" draw:text-style-name="P4" draw:layer="layout" svg:width="1.016cm" svg:height="0.635cm" svg:x="12.43cm" svg:y="14.97cm">
          <draw:text-box>
            <text:p><text:span text:style-name="T3">32</text:span></text:p>
          </draw:text-box>
        </draw:frame>
        <draw:line draw:style-name="gr10" draw:text-style-name="P2" draw:layer="layout" svg:x1="12.811cm" svg:y1="15.605cm" svg:x2="13.065cm" svg:y2="15.351cm">
          <text:p/>
        </draw:line>
        <draw:frame draw:style-name="gr16" draw:text-style-name="P4" draw:layer="layout" svg:width="1.016cm" svg:height="0.569cm" svg:x="12.43cm" svg:y="15.478cm">
          <draw:text-box>
            <text:p><text:span text:style-name="T3">x17</text:span></text:p>
          </draw:text-box>
        </draw:frame>
        <draw:line draw:style-name="gr12" draw:text-style-name="P1" draw:layer="layout" svg:x1="14.589cm" svg:y1="16.494cm" svg:x2="14.589cm" svg:y2="15.986cm">
          <text:p/>
        </draw:line>
        <draw:line draw:style-name="gr10" draw:text-style-name="P1" draw:layer="layout" svg:x1="14.589cm" svg:y1="16.494cm" svg:x2="13.446cm" svg:y2="16.494cm">
          <text:p/>
        </draw:line>
        <draw:line draw:style-name="gr10" draw:text-style-name="P1" draw:layer="layout" svg:x1="13.446cm" svg:y1="20.558cm" svg:x2="13.446cm" svg:y2="16.494cm">
          <text:p/>
        </draw:line>
        <draw:line draw:style-name="gr10" draw:text-style-name="P1" draw:layer="layout" svg:x1="13.319cm" svg:y1="20.05cm" svg:x2="13.573cm" svg:y2="19.796cm">
          <text:p/>
        </draw:line>
        <draw:frame draw:style-name="gr16" draw:text-style-name="P4" draw:layer="layout" svg:width="0.889cm" svg:height="0.569cm" svg:x="12.938cm" svg:y="19.542cm">
          <draw:text-box>
            <text:p><text:span text:style-name="T3">8</text:span></text:p>
          </draw:text-box>
        </draw:frame>
        <draw:frame draw:style-name="gr18" draw:text-style-name="P7" draw:layer="layout" svg:width="1.651cm" svg:height="0.607cm" svg:x="2.524cm" svg:y="8.673cm">
          <draw:text-box>
            <text:p><text:span text:style-name="T5">alu_out</text:span></text:p>
          </draw:text-box>
        </draw:frame>
        <draw:frame draw:style-name="gr18" draw:text-style-name="P7" draw:layer="layout" svg:width="1.651cm" svg:height="0.607cm" svg:x="3.159cm" svg:y="9.156cm">
          <draw:text-box>
            <text:p><text:span text:style-name="T5">dib</text:span></text:p>
          </draw:text-box>
        </draw:frame>
        <draw:frame draw:style-name="gr19" draw:text-style-name="P7" draw:layer="layout" svg:width="1.778cm" svg:height="0.963cm" svg:x="2.397cm" svg:y="9.689cm">
          <draw:text-box>
            <text:p><text:span text:style-name="T5">id_imme</text:span></text:p>
          </draw:text-box>
        </draw:frame>
        <draw:frame draw:style-name="gr18" draw:text-style-name="P7" draw:layer="layout" svg:width="1.651cm" svg:height="0.607cm" svg:x="2.778cm" svg:y="11.823cm">
          <draw:text-box>
            <text:p><text:span text:style-name="T5">hl_sel</text:span></text:p>
          </draw:text-box>
        </draw:frame>
        <draw:frame draw:style-name="gr18" draw:text-style-name="P7" draw:layer="layout" svg:width="1.651cm" svg:height="0.607cm" svg:x="2.651cm" svg:y="14.589cm">
          <draw:text-box>
            <text:p><text:span text:style-name="T5">reg_wr</text:span></text:p>
          </draw:text-box>
        </draw:frame>
        <draw:frame draw:style-name="gr18" draw:text-style-name="P7" draw:layer="layout" svg:width="1.651cm" svg:height="0.607cm" svg:x="2.651cm" svg:y="17.256cm">
          <draw:text-box>
            <text:p><text:span text:style-name="T5">reg_clr</text:span></text:p>
          </draw:text-box>
        </draw:frame>
        <draw:frame draw:style-name="gr19" draw:text-style-name="P7" draw:layer="layout" svg:width="2.159cm" svg:height="0.963cm" svg:x="17.383cm" svg:y="17.002cm">
          <draw:text-box>
            <text:p><text:span text:style-name="T5">reg_wr_ack</text:span></text:p>
          </draw:text-box>
        </draw:frame>
        <draw:frame draw:style-name="gr18" draw:text-style-name="P7" draw:layer="layout" svg:width="1.651cm" svg:height="0.607cm" svg:x="17.383cm" svg:y="12.049cm">
          <draw:text-box>
            <text:p><text:span text:style-name="T5">dob</text:span></text:p>
          </draw:text-box>
        </draw:frame>
        <draw:frame draw:style-name="gr19" draw:text-style-name="P7" draw:layer="layout" svg:width="1.778cm" svg:height="0.963cm" svg:x="17.383cm" svg:y="10.779cm">
          <draw:text-box>
            <text:p><text:span text:style-name="T5">addr_out</text:span></text:p>
          </draw:text-box>
        </draw:frame>
        <draw:frame draw:style-name="gr18" draw:text-style-name="P7" draw:layer="layout" svg:width="1.651cm" svg:height="0.607cm" svg:x="17.383cm" svg:y="9.537cm">
          <draw:text-box>
            <text:p><text:span text:style-name="T5">alu_b</text:span></text:p>
          </draw:text-box>
        </draw:frame>
        <draw:frame draw:style-name="gr18" draw:text-style-name="P7" draw:layer="layout" svg:width="1.651cm" svg:height="0.607cm" svg:x="17.383cm" svg:y="8.267cm">
          <draw:text-box>
            <text:p><text:span text:style-name="T5">alu_a</text:span></text:p>
          </draw:text-box>
        </draw:frame>
        <draw:line draw:style-name="gr10" draw:text-style-name="P1" draw:layer="layout" svg:x1="13.319cm" svg:y1="7.096cm" svg:x2="13.573cm" svg:y2="6.842cm">
          <text:p/>
        </draw:line>
        <draw:frame draw:style-name="gr16" draw:text-style-name="P4" draw:layer="layout" svg:width="0.889cm" svg:height="0.569cm" svg:x="12.938cm" svg:y="6.588cm">
          <draw:text-box>
            <text:p><text:span text:style-name="T3">8</text:span></text:p>
          </draw:text-box>
        </draw:frame>
        <draw:line draw:style-name="gr10" draw:text-style-name="P1" draw:layer="layout" svg:x1="13.827cm" svg:y1="7.096cm" svg:x2="14.081cm" svg:y2="6.842cm">
          <text:p/>
        </draw:line>
        <draw:frame draw:style-name="gr16" draw:text-style-name="P4" draw:layer="layout" svg:width="0.889cm" svg:height="0.569cm" svg:x="13.446cm" svg:y="6.588cm">
          <draw:text-box>
            <text:p><text:span text:style-name="T3">8</text:span></text:p>
          </draw:text-box>
        </draw:frame>
        <draw:line draw:style-name="gr10" draw:text-style-name="P1" draw:layer="layout" svg:x1="14.462cm" svg:y1="7.096cm" svg:x2="14.716cm" svg:y2="6.842cm">
          <text:p/>
        </draw:line>
        <draw:frame draw:style-name="gr16" draw:text-style-name="P4" draw:layer="layout" svg:width="0.889cm" svg:height="0.569cm" svg:x="14.081cm" svg:y="6.588cm">
          <draw:text-box>
            <text:p><text:span text:style-name="T3">8</text:span></text:p>
          </draw:text-box>
        </draw:frame>
        <draw:line draw:style-name="gr10" draw:text-style-name="P1" draw:layer="layout" svg:x1="14.97cm" svg:y1="7.096cm" svg:x2="15.224cm" svg:y2="6.842cm">
          <text:p/>
        </draw:line>
        <draw:frame draw:style-name="gr16" draw:text-style-name="P4" draw:layer="layout" svg:width="0.889cm" svg:height="0.569cm" svg:x="14.589cm" svg:y="6.588cm">
          <draw:text-box>
            <text:p><text:span text:style-name="T3">8</text:span></text:p>
          </draw:text-box>
        </draw:frame>
        <draw:line draw:style-name="gr10" draw:text-style-name="P2" draw:layer="layout" svg:x1="16.367cm" svg:y1="8.745cm" svg:x2="16.621cm" svg:y2="8.491cm">
          <text:p/>
        </draw:line>
        <draw:frame draw:style-name="gr16" draw:text-style-name="P4" draw:layer="layout" svg:width="0.889cm" svg:height="0.569cm" svg:x="15.986cm" svg:y="8.239cm">
          <draw:text-box>
            <text:p><text:span text:style-name="T3">32</text:span></text:p>
          </draw:text-box>
        </draw:frame>
        <draw:line draw:style-name="gr10" draw:text-style-name="P2" draw:layer="layout" svg:x1="16.367cm" svg:y1="10.015cm" svg:x2="16.621cm" svg:y2="9.761cm">
          <text:p/>
        </draw:line>
        <draw:frame draw:style-name="gr16" draw:text-style-name="P4" draw:layer="layout" svg:width="0.889cm" svg:height="0.569cm" svg:x="15.986cm" svg:y="9.509cm">
          <draw:text-box>
            <text:p><text:span text:style-name="T3">32</text:span></text:p>
          </draw:text-box>
        </draw:frame>
        <draw:line draw:style-name="gr10" draw:text-style-name="P2" draw:layer="layout" svg:x1="16.367cm" svg:y1="11.285cm" svg:x2="16.621cm" svg:y2="11.031cm">
          <text:p/>
        </draw:line>
        <draw:frame draw:style-name="gr16" draw:text-style-name="P4" draw:layer="layout" svg:width="0.889cm" svg:height="0.569cm" svg:x="15.986cm" svg:y="10.779cm">
          <draw:text-box>
            <text:p><text:span text:style-name="T3">32</text:span></text:p>
          </draw:text-box>
        </draw:frame>
        <draw:line draw:style-name="gr10" draw:text-style-name="P2" draw:layer="layout" svg:x1="16.367cm" svg:y1="12.555cm" svg:x2="16.621cm" svg:y2="12.301cm">
          <text:p/>
        </draw:line>
        <draw:frame draw:style-name="gr16" draw:text-style-name="P4" draw:layer="layout" svg:width="0.889cm" svg:height="0.569cm" svg:x="15.986cm" svg:y="12.049cm">
          <draw:text-box>
            <text:p><text:span text:style-name="T3">32</text:span></text:p>
          </draw:text-box>
        </draw:frame>
        <draw:frame draw:style-name="gr18" draw:text-style-name="P7" draw:layer="layout" svg:width="1.651cm" svg:height="0.607cm" svg:x="12.811cm" svg:y="20.431cm">
          <draw:text-box>
            <text:p><text:span text:style-name="T5">rtr_sel</text:span></text:p>
          </draw:text-box>
        </draw:frame>
        <draw:frame draw:style-name="gr19" draw:text-style-name="P7" draw:layer="layout" svg:width="2.159cm" svg:height="0.963cm" svg:x="5.191cm" svg:y="20.484cm">
          <draw:text-box>
            <text:p><text:span text:style-name="T5">reg_clr_sel</text:span></text:p>
          </draw:text-box>
        </draw:frame>
        <draw:frame draw:style-name="gr19" draw:text-style-name="P7" draw:layer="layout" svg:width="1.905cm" svg:height="0.963cm" svg:x="12.43cm" svg:y="4.609cm">
          <draw:text-box>
            <text:p><text:span text:style-name="T5">alu_a_sel</text:span></text:p>
          </draw:text-box>
        </draw:frame>
        <draw:frame draw:style-name="gr19" draw:text-style-name="P7" draw:layer="layout" svg:width="1.905cm" svg:height="0.963cm" svg:x="13.446cm" svg:y="5.191cm">
          <draw:text-box>
            <text:p><text:span text:style-name="T5">alu_b_sel</text:span></text:p>
          </draw:text-box>
        </draw:frame>
        <draw:frame draw:style-name="gr19" draw:text-style-name="P7" draw:layer="layout" svg:width="1.778cm" svg:height="0.963cm" svg:x="14.081cm" svg:y="5.699cm">
          <draw:text-box>
            <text:p><text:span text:style-name="T5">addr_sel</text:span></text:p>
          </draw:text-box>
        </draw:frame>
        <draw:frame draw:style-name="gr18" draw:text-style-name="P7" draw:layer="layout" svg:width="1.651cm" svg:height="0.607cm" svg:x="14.589cm" svg:y="6.108cm">
          <draw:text-box>
            <text:p><text:span text:style-name="T5">dob_sel</text:span></text:p>
          </draw:text-box>
        </draw:frame>
        <draw:frame draw:style-name="gr18" draw:text-style-name="P7" draw:layer="layout" svg:width="1.651cm" svg:height="0.607cm" svg:x="5.572cm" svg:y="5.826cm">
          <draw:text-box>
            <text:p><text:span text:style-name="T5">ip_sel</text:span></text:p>
          </draw:text-box>
        </draw:frame>
        <draw:frame draw:style-name="gr18" draw:text-style-name="P7" draw:layer="layout" svg:width="1.651cm" svg:height="0.607cm" svg:x="9.636cm" svg:y="5.727cm">
          <draw:text-box>
            <text:p><text:span text:style-name="T5">pc_incr</text:span></text:p>
          </draw:text-box>
        </draw:frame>
        <draw:frame draw:style-name="gr19" draw:text-style-name="P7" draw:layer="layout" svg:width="2.032cm" svg:height="0.963cm" svg:x="6.715cm" svg:y="5.445cm">
          <draw:text-box>
            <text:p><text:span text:style-name="T5">ip_reg_sel</text:span></text:p>
          </draw:text-box>
        </draw:frame>
        <draw:line draw:style-name="gr10" draw:text-style-name="P1" draw:layer="layout" svg:x1="7.223cm" svg:y1="18.653cm" svg:x2="14.462cm" svg:y2="18.653cm">
          <text:p/>
        </draw:line>
        <draw:line draw:style-name="gr10" draw:text-style-name="P1" draw:layer="layout" svg:x1="7.223cm" svg:y1="13.192cm" svg:x2="7.223cm" svg:y2="18.653cm">
          <text:p/>
        </draw:line>
        <draw:custom-shape draw:style-name="gr20" draw:text-style-name="P8" draw:layer="layout" svg:width="1.27cm" svg:height="1.778cm" svg:x="5.826cm" svg:y="14.081cm">
          <text:p text:style-name="P8"><text:span text:style-name="T6">wr_req</text:span></text:p>
          <text:p text:style-name="P8"><text:span text:style-name="T6">_f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7.096cm" svg:y1="14.97cm" svg:x2="7.604cm" svg:y2="14.97cm">
          <text:p/>
        </draw:line>
        <draw:line draw:style-name="gr10" draw:text-style-name="P1" draw:layer="layout" svg:x1="7.223cm" svg:y1="13.573cm" svg:x2="7.858cm" svg:y2="13.573cm">
          <text:p/>
        </draw:line>
        <draw:custom-shape draw:style-name="gr21" draw:text-style-name="P1" draw:layer="layout" svg:width="0.381cm" svg:height="0.381cm" draw:transform="rotate (1.5707963267949) translate (5.19cm 18.65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6.207cm" svg:y1="13.573cm" svg:x2="7.223cm" svg:y2="13.573cm">
          <text:p/>
        </draw:line>
        <draw:line draw:style-name="gr12" draw:text-style-name="P1" draw:layer="layout" svg:x1="3.921cm" svg:y1="18.526cm" svg:x2="5.191cm" svg:y2="18.526cm">
          <text:p/>
        </draw:line>
        <draw:frame draw:style-name="gr18" draw:text-style-name="P7" draw:layer="layout" svg:width="1.651cm" svg:height="0.607cm" svg:x="3.159cm" svg:y="18.173cm">
          <draw:text-box>
            <text:p><text:span text:style-name="T5">clk</text:span></text:p>
          </draw:text-box>
        </draw:frame>
        <draw:line draw:style-name="gr12" draw:text-style-name="P1" draw:layer="layout" svg:x1="5.445cm" svg:y1="19.796cm" svg:x2="5.445cm" svg:y2="19.034cm">
          <text:p/>
        </draw:line>
        <draw:frame draw:style-name="gr18" draw:text-style-name="P7" draw:layer="layout" svg:width="1.651cm" svg:height="0.607cm" svg:x="5.064cm" svg:y="19.669cm">
          <draw:text-box>
            <text:p><text:span text:style-name="T5">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h Clancy-ZBF63Z</meta:initial-creator>
    <meta:creation-date>2018-01-16T16:13:35.415516615</meta:creation-date>
    <meta:generator>LibreOffice/4.3.7.2$Linux_X86_64 LibreOffice_project/430$Build-2</meta:generator>
    <dc:date>2018-02-05T16:44:11.246480679</dc:date>
    <dc:creator>Joseph Clancy-ZBF63Z</dc:creator>
    <meta:editing-duration>PT52M26S</meta:editing-duration>
    <meta:editing-cycles>9</meta:editing-cycles>
    <meta:document-statistic meta:object-count="140"/>
  </office:meta>
</office:document-meta>
</file>